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4.556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10.906cm" svg:y="9.763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4.462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5cm" svg:y1="12.049cm" svg:x2="10.906cm" svg:y2="12.049cm">
          <text:p/>
        </draw:line>
        <draw:line draw:style-name="gr4" draw:text-style-name="P1" xml:id="id1" draw:id="id1" draw:layer="layout" svg:x1="12.938cm" svg:y1="12.049cm" svg:x2="14.462cm" svg:y2="12.049cm">
          <text:p/>
        </draw:line>
        <draw:line draw:style-name="gr4" draw:text-style-name="P1" xml:id="id2" draw:id="id2" draw:layer="layout" svg:x1="8.62cm" svg:y1="15.986cm" svg:x2="8.62cm" svg:y2="14.335cm">
          <text:p/>
        </draw:line>
        <draw:connector draw:style-name="gr5" draw:text-style-name="P1" draw:layer="layout" draw:line-skew="2.846cm" svg:x1="13.7cm" svg:y1="12.049cm" svg:x2="8.62cm" svg:y2="15.986cm" draw:start-shape="id1" draw:start-glue-point="0" draw:end-shape="id2" draw:end-glue-point="2" svg:d="M13700 12049v3937h-5080" svg:viewBox="0 0 5081 3938">
          <text:p/>
        </draw:connector>
        <draw:custom-shape draw:style-name="gr6" draw:text-style-name="P1" draw:layer="layout" svg:width="0.762cm" svg:height="0.762cm" draw:transform="rotate (-1.56451314148772) translate (11.66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9.563cm 11.541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13.119cm 11.541cm)">
          <draw:text-box>
            <text:p>Current State</text:p>
          </draw:text-box>
        </draw:frame>
        <draw:custom-shape draw:style-name="gr6" draw:text-style-name="P1" draw:layer="layout" svg:width="0.381cm" svg:height="0.381cm" svg:x="11.79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064cm" svg:y1="7.731cm" svg:x2="5.064cm" svg:y2="9.763cm">
          <text:p/>
        </draw:line>
        <draw:line draw:style-name="gr4" draw:text-style-name="P4" draw:layer="layout" svg:x1="5.87cm" svg:y1="7.731cm" svg:x2="5.87cm" svg:y2="9.763cm">
          <text:p/>
        </draw:line>
        <draw:line draw:style-name="gr4" draw:text-style-name="P4" draw:layer="layout" svg:x1="6.632cm" svg:y1="7.731cm" svg:x2="6.632cm" svg:y2="9.763cm">
          <text:p/>
        </draw:line>
        <draw:line draw:style-name="gr4" draw:text-style-name="P4" draw:layer="layout" svg:x1="7.35cm" svg:y1="7.731cm" svg:x2="7.35cm" svg:y2="9.763cm">
          <text:p/>
        </draw:line>
        <draw:line draw:style-name="gr4" draw:text-style-name="P4" draw:layer="layout" svg:x1="2.524cm" svg:y1="10.271cm" svg:x2="4.556cm" svg:y2="10.298cm">
          <text:p/>
        </draw:line>
        <draw:frame draw:style-name="gr8" draw:text-style-name="P5" draw:layer="layout" svg:width="1.651cm" svg:height="0.806cm" svg:x="1.127cm" svg:y="9.846cm">
          <draw:text-box>
            <text:p><text:span text:style-name="T2">read</text:span></text:p>
          </draw:text-box>
        </draw:frame>
        <draw:frame draw:style-name="gr8" draw:text-style-name="P5" draw:layer="layout" svg:width="4.445cm" svg:height="0.806cm" draw:transform="rotate (1.57952297305487) translate (4.639cm 7.858cm)">
          <draw:text-box>
            <text:p><text:span text:style-name="T2">write_r</text:span></text:p>
          </draw:text-box>
        </draw:frame>
        <draw:frame draw:style-name="gr8" draw:text-style-name="P5" draw:layer="layout" svg:width="4.445cm" svg:height="0.806cm" draw:transform="rotate (1.57952297305487) translate (5.401cm 7.865cm)">
          <draw:text-box>
            <text:p><text:span text:style-name="T2">write_g</text:span></text:p>
          </draw:text-box>
        </draw:frame>
        <draw:frame draw:style-name="gr8" draw:text-style-name="P5" draw:layer="layout" svg:width="4.445cm" svg:height="0.806cm" draw:transform="rotate (1.57952297305487) translate (6.163cm 7.858cm)">
          <draw:text-box>
            <text:p><text:span text:style-name="T2">write_b</text:span></text:p>
          </draw:text-box>
        </draw:frame>
        <draw:frame draw:style-name="gr8" draw:text-style-name="P5" draw:layer="layout" svg:width="4.445cm" svg:height="0.806cm" draw:transform="rotate (1.57952297305487) translate (6.925cm 7.858cm)">
          <draw:text-box>
            <text:p><text:span text:style-name="T2">M9_write</text:span></text:p>
          </draw:text-box>
        </draw:frame>
        <draw:line draw:style-name="gr4" draw:text-style-name="P4" draw:layer="layout" svg:x1="15.478cm" svg:y1="14.335cm" svg:x2="15.478cm" svg:y2="16.367cm">
          <text:p/>
        </draw:line>
        <draw:line draw:style-name="gr4" draw:text-style-name="P4" draw:layer="layout" svg:x1="16.875cm" svg:y1="14.335cm" svg:x2="16.875cm" svg:y2="16.367cm">
          <text:p/>
        </draw:line>
        <draw:line draw:style-name="gr4" draw:text-style-name="P4" draw:layer="layout" svg:x1="18.272cm" svg:y1="14.335cm" svg:x2="18.272cm" svg:y2="16.367cm">
          <text:p/>
        </draw:line>
        <draw:line draw:style-name="gr4" draw:text-style-name="P4" draw:layer="layout" svg:x1="14.716cm" svg:y1="14.335cm" svg:x2="14.716cm" svg:y2="16.367cm">
          <text:p/>
        </draw:line>
        <draw:line draw:style-name="gr4" draw:text-style-name="P4" draw:layer="layout" svg:x1="16.113cm" svg:y1="14.335cm" svg:x2="16.113cm" svg:y2="16.367cm">
          <text:p/>
        </draw:line>
        <draw:line draw:style-name="gr4" draw:text-style-name="P4" draw:layer="layout" svg:x1="17.51cm" svg:y1="14.335cm" svg:x2="17.51cm" svg:y2="16.367cm">
          <text:p/>
        </draw:line>
        <draw:line draw:style-name="gr4" draw:text-style-name="P4" draw:layer="layout" svg:x1="18.907cm" svg:y1="14.335cm" svg:x2="18.907cm" svg:y2="16.367cm">
          <text:p/>
        </draw:line>
        <draw:frame draw:style-name="gr7" draw:text-style-name="P5" draw:layer="layout" svg:width="4.445cm" svg:height="0.889cm" draw:transform="rotate (1.5707963267949) translate (14.335cm 18.145cm)">
          <draw:text-box>
            <text:p><text:span text:style-name="T2">read_r</text:span></text:p>
          </draw:text-box>
        </draw:frame>
        <draw:frame draw:style-name="gr7" draw:text-style-name="P5" draw:layer="layout" svg:width="4.445cm" svg:height="0.889cm" draw:transform="rotate (1.5707963267949) translate (14.97cm 18.272cm)">
          <draw:text-box>
            <text:p><text:span text:style-name="T2">read_g</text:span></text:p>
          </draw:text-box>
        </draw:frame>
        <draw:frame draw:style-name="gr7" draw:text-style-name="P5" draw:layer="layout" svg:width="4.445cm" svg:height="0.889cm" draw:transform="rotate (1.5707963267949) translate (15.658cm 18.272cm)">
          <draw:text-box>
            <text:p><text:span text:style-name="T2">read_b</text:span></text:p>
          </draw:text-box>
        </draw:frame>
        <draw:frame draw:style-name="gr7" draw:text-style-name="P5" draw:layer="layout" svg:width="4.445cm" svg:height="0.889cm" draw:transform="rotate (1.5707963267949) translate (16.494cm 18.653cm)">
          <draw:text-box>
            <text:p><text:span text:style-name="T2">SD_write</text:span></text:p>
          </draw:text-box>
        </draw:frame>
        <draw:frame draw:style-name="gr7" draw:text-style-name="P5" draw:layer="layout" svg:width="4.445cm" svg:height="0.889cm" draw:transform="rotate (1.5707963267949) translate (17.002cm 19.034cm)">
          <draw:text-box>
            <text:p><text:span text:style-name="T2">SD_wdata</text:span></text:p>
          </draw:text-box>
        </draw:frame>
        <draw:frame draw:style-name="gr7" draw:text-style-name="P5" draw:layer="layout" svg:width="4.445cm" svg:height="0.889cm" draw:transform="rotate (1.5707963267949) translate (17.891cm 19.415cm)">
          <draw:text-box>
            <text:p><text:span text:style-name="T2">SD_address</text:span></text:p>
          </draw:text-box>
        </draw:frame>
        <draw:frame draw:style-name="gr7" draw:text-style-name="P5" draw:layer="layout" svg:width="4.445cm" svg:height="0.889cm" draw:transform="rotate (1.5707963267949) translate (18.526cm 18.399cm)">
          <draw:text-box>
            <text:p><text:span text:style-name="T2">finished</text:span></text:p>
          </draw:text-box>
        </draw:frame>
        <draw:frame draw:style-name="gr9" draw:text-style-name="P6" draw:layer="layout" svg:width="2.413cm" svg:height="1.393cm" svg:x="8.747cm" svg:y="11.799cm">
          <draw:text-box>
            <text:p text:style-name="P1"><text:span text:style-name="T3">/</text:span></text:p>
            <text:p text:style-name="P1"><text:span text:style-name="T3">5</text:span></text:p>
          </draw:text-box>
        </draw:frame>
        <draw:frame draw:style-name="gr9" draw:text-style-name="P6" draw:layer="layout" svg:width="2.413cm" svg:height="1.393cm" svg:x="12.049cm" svg:y="11.799cm">
          <draw:text-box>
            <text:p text:style-name="P1"><text:span text:style-name="T3">/</text:span></text:p>
            <text:p text:style-name="P1"><text:span text:style-name="T3">5</text:span></text:p>
          </draw:text-box>
        </draw:frame>
        <draw:frame draw:style-name="gr9" draw:text-style-name="P6" draw:layer="layout" svg:width="2.413cm" svg:height="1.393cm" svg:x="2.016cm" svg:y="10.017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draw:transform="rotate (1.5707963267949) translate (17.256cm 16.24cm)">
          <draw:text-box>
            <text:p text:style-name="P1"><text:span text:style-name="T3">/</text:span></text:p>
            <text:p text:style-name="P1"><text:span text:style-name="T3">32</text:span></text:p>
          </draw:text-box>
        </draw:frame>
        <draw:custom-shape draw:style-name="gr6" draw:text-style-name="P7" draw:layer="layout" svg:width="0.762cm" svg:height="0.762cm" svg:x="6.632cm" svg:y="13.5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draw:transform="rotate (-1.56451314148772) translate (15.265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81cm" svg:height="0.381cm" svg:x="5.49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2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51cm" svg:height="1.139cm" svg:x="6.507cm" svg:y="14.335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9.936cm" svg:y="13.319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13.492cm" svg:y="13.323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4.85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1.20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4.635cm" svg:y="8.624cm">
          <draw:text-box>
            <text:p><text:span text:style-name="T2">reset</text:span></text:p>
          </draw:text-box>
        </draw:frame>
        <draw:line draw:style-name="gr4" draw:text-style-name="P4" draw:layer="layout" svg:x1="8.068cm" svg:y1="7.738cm" svg:x2="8.068cm" svg:y2="9.77cm">
          <text:p/>
        </draw:line>
        <draw:frame draw:style-name="gr8" draw:text-style-name="P5" draw:layer="layout" svg:width="4.445cm" svg:height="0.806cm" draw:transform="rotate (1.57952297305487) translate (7.643cm 7.865cm)">
          <draw:text-box>
            <text:p><text:span text:style-name="T2">frame_ready</text:span></text:p>
          </draw:text-box>
        </draw:frame>
        <draw:line draw:style-name="gr4" draw:text-style-name="P4" draw:layer="layout" svg:x1="8.83cm" svg:y1="7.738cm" svg:x2="8.83cm" svg:y2="9.77cm">
          <text:p/>
        </draw:line>
        <draw:frame draw:style-name="gr8" draw:text-style-name="P5" draw:layer="layout" svg:width="4.445cm" svg:height="0.806cm" draw:transform="rotate (1.57952297305487) translate (8.405cm 7.865cm)">
          <draw:text-box>
            <text:p><text:span text:style-name="T2">waitrequest</text:span></text:p>
          </draw:text-box>
        </draw:frame>
        <draw:frame draw:style-name="gr9" draw:text-style-name="P6" draw:layer="layout" svg:width="2.413cm" svg:height="1.393cm" draw:transform="rotate (1.5707963267949) translate (4.687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5.572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6.338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4.339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5.101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5.859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8.018cm 16.24cm)">
          <draw:text-box>
            <text:p text:style-name="P1"><text:span text:style-name="T3">/</text:span></text:p>
            <text:p text:style-name="P1"><text:span text:style-name="T3">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19:34:27.635557671</meta:creation-date>
    <dc:date>2016-04-30T19:59:34.186867241</dc:date>
    <dc:creator>Mentor Graphics</dc:creator>
    <meta:editing-duration>PT2M8S</meta:editing-duration>
    <meta:editing-cycles>1</meta:editing-cycles>
    <meta:document-statistic meta:object-count="60"/>
    <meta:generator>LibreOffice/4.2.8.2$Linux_X86_64 LibreOffice_project/420$Build-2</meta:generator>
  </office:meta>
</office:document-meta>
</file>